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8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formula="of:=COUNTIF([.A4:.A71];&quot;Shipped&quot;)" office:value-type="float" office:value="34" calcext:value-type="float">
            <text:p>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7:49:37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4-23T18:04:44.348000000</dc:date>
    <meta:editing-duration>PT5H53M37S</meta:editing-duration>
    <meta:editing-cycles>58</meta:editing-cycles>
    <meta:generator>LibreOffice/6.3.0.4$Windows_x86 LibreOffice_project/057fc023c990d676a43019934386b85b21a9ee99</meta:generator>
    <meta:document-statistic meta:table-count="5" meta:cell-count="591" meta:object-count="0"/>
  </office:meta>
</office:document-meta>
</file>